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Cousine for Powerline" svg:font-family="'Cousine for Powerlin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Symbol" svg:font-family="OpenSymbol" style:font-charset="x-symbol"/>
    <style:font-face style:name="TlwgTypewriter" svg:font-family="TlwgTypewriter" style:font-family-generic="modern" style:font-pitch="variable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Quotations">
      <style:paragraph-properties fo:margin-left="0cm" fo:margin-right="1cm" fo:text-indent="0cm" style:auto-text-indent="false"/>
      <style:text-properties style:font-name="Ubuntu" fo:font-size="11pt" style:font-size-asian="11pt" style:font-size-complex="11pt"/>
    </style:style>
    <style:style style:name="P2" style:family="paragraph" style:parent-style-name="Standard">
      <style:text-properties officeooo:paragraph-rsid="0012704d"/>
    </style:style>
    <style:style style:name="P3" style:family="paragraph" style:parent-style-name="Standard">
      <style:text-properties officeooo:rsid="0012704d" officeooo:paragraph-rsid="0012704d"/>
    </style:style>
    <style:style style:name="P4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officeooo:rsid="0012704d" officeooo:paragraph-rsid="0012704d"/>
    </style:style>
    <style:style style:name="P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rsid="0012704d" officeooo:paragraph-rsid="0012704d"/>
    </style:style>
    <style:style style:name="P6" style:family="paragraph" style:parent-style-name="Standard">
      <style:text-properties officeooo:rsid="00129a86" officeooo:paragraph-rsid="00129a86"/>
    </style:style>
    <style:style style:name="P7" style:family="paragraph" style:parent-style-name="Standard">
      <style:text-properties officeooo:rsid="001374ca" officeooo:paragraph-rsid="001374ca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1374ca" officeooo:paragraph-rsid="001374ca"/>
    </style:style>
    <style:style style:name="P9" style:family="paragraph" style:parent-style-name="Preformatted_20_Text">
      <style:text-properties style:font-name="Courier New" fo:font-weight="bold" style:font-weight-asian="bold" style:font-weight-complex="bold"/>
    </style:style>
    <style:style style:name="P10" style:family="paragraph" style:parent-style-name="Standard" style:list-style-name="L1">
      <style:text-properties officeooo:rsid="0012704d" officeooo:paragraph-rsid="0012704d"/>
    </style:style>
    <style:style style:name="P11" style:family="paragraph" style:parent-style-name="Standard" style:list-style-name="L1">
      <style:text-properties officeooo:rsid="0012704d" officeooo:paragraph-rsid="0019e44d"/>
    </style:style>
    <style:style style:name="P12" style:family="paragraph" style:parent-style-name="Standard" style:list-style-name="L3">
      <style:paragraph-properties fo:margin-top="0cm" fo:margin-bottom="0cm" style:contextual-spacing="false"/>
      <style:text-properties officeooo:rsid="0012704d" officeooo:paragraph-rsid="0012704d"/>
    </style:style>
    <style:style style:name="P13" style:family="paragraph" style:parent-style-name="Standard">
      <style:text-properties officeooo:rsid="0012704d" officeooo:paragraph-rsid="0019e44d"/>
    </style:style>
    <style:style style:name="P14" style:family="paragraph" style:parent-style-name="Standard" style:list-style-name="L1">
      <style:text-properties officeooo:rsid="00129a86" officeooo:paragraph-rsid="00129a86"/>
    </style:style>
    <style:style style:name="P15" style:family="paragraph" style:parent-style-name="Standard" style:list-style-name="L3">
      <style:paragraph-properties fo:margin-top="0cm" fo:margin-bottom="0cm" style:contextual-spacing="false"/>
      <style:text-properties officeooo:paragraph-rsid="0019e44d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style:font-name="Courier New" fo:font-weight="bold" officeooo:rsid="001374ca" officeooo:paragraph-rsid="001374ca" style:font-weight-asian="bold" style:font-weight-complex="bold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text-properties officeooo:rsid="001626cd" officeooo:paragraph-rsid="001626cd"/>
    </style:style>
    <style:style style:name="P19" style:family="paragraph" style:parent-style-name="Text_20_body">
      <style:text-properties officeooo:rsid="00161d20" officeooo:paragraph-rsid="001626cd"/>
    </style:style>
    <style:style style:name="P20" style:family="paragraph" style:parent-style-name="Text_20_body_20_indent" style:list-style-name="L3"/>
    <style:style style:name="T1" style:family="text">
      <style:text-properties style:font-name="Open Sans" fo:font-size="12pt"/>
    </style:style>
    <style:style style:name="T2" style:family="text">
      <style:text-properties style:font-name="Open Sans" fo:font-size="12pt" officeooo:rsid="0010d39b"/>
    </style:style>
    <style:style style:name="T3" style:family="text">
      <style:text-properties officeooo:rsid="0010d39b"/>
    </style:style>
    <style:style style:name="T4" style:family="text">
      <style:text-properties officeooo:rsid="0012704d"/>
    </style:style>
    <style:style style:name="T5" style:family="text">
      <style:text-properties officeooo:rsid="001374ca"/>
    </style:style>
    <style:style style:name="T6" style:family="text">
      <style:text-properties officeooo:rsid="0014a081"/>
    </style:style>
    <style:style style:name="T7" style:family="text">
      <style:text-properties officeooo:rsid="0016a33b"/>
    </style:style>
    <style:style style:name="T8" style:family="text">
      <style:text-properties officeooo:rsid="0018ac7f"/>
    </style:style>
    <style:style style:name="T9" style:family="text">
      <style:text-properties officeooo:rsid="0019e44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_DdeLink__5_681219361"/><text:span text:style-name="T1">Era da un po' che ci stavo pensando: come fare per bloccare un intero paese rispetto al server in uso ? Chiaramente poteva essere fatto a vari livelli, ma cercavo la soluzione pi</text:span><text:span text:style-name="T2">ù</text:span><text:span text:style-name="T1"> draconiana possibile per cui sono arrivato alla conclusione che la cosa migliore da fare </text:span><text:span text:style-name="T2">fosse</text:span><text:span text:style-name="T1"> implementare la cosa a livello di IpTables.</text:span> </text:p>
      <text:p text:style-name="P2">Ma come farlo? Il problema è che <text:span text:style-name="T7">IpTables</text:span> non accetta, che io sappia, blocchi usando identificativi ISO tipo en per l'Inghilterra o cn per la Cina. Quindi in qualche modo dovevo reperire una o più liste che mi fornissero <text:span text:style-name="T3">i NetBlock per i singoli paesi. I NetBlock sono i gruppi di indirizzi, per esempio al Tokelau vengono assegnati questi gruppi di indirizzi: 27.96.24.0/21 quindi decisamente pochi ma ci son paesi con gruppi ben più definiti come la Cina con 7626 zone, oppure l'Usa che ne ha 49744 oppure la Russia con <text:s/>7653 e cosi via.</text:span></text:p>
      <text:p text:style-name="P3">Questo, per esempio, è un estratto dei NetBloc<text:span text:style-name="T7">k</text:span> per l'Italia:</text:p>
      <text:list xml:id="list4112582938" text:style-name="L3">
        <text:list-item>
          <text:p text:style-name="P12">168.202.0.0/16</text:p>
        </text:list-item>
        <text:list-item>
          <text:p text:style-name="P12"><text:span text:style-name="T9">1</text:span>99.103.119.0/24</text:p>
        </text:list-item>
        <text:list-item>
          <text:p text:style-name="P12">204.79.130.0/23</text:p>
        </text:list-item>
        <text:list-item>
          <text:p text:style-name="P20"><text:span text:style-name="T4">204.79.132.0/24</text:span></text:p>
        </text:list-item>
        <text:list-item>
          <text:p text:style-name="P15"><text:span text:style-name="T4">204.79.240.0/24</text:span></text:p>
        </text:list-item>
        <text:list-item>
          <text:p text:style-name="P15">204.231.237.0/24</text:p>
        </text:list-item>
      </text:list>
      <text:p text:style-name="P4"/>
      <text:p text:style-name="P5">Chiaramente non sono tutti, la lista Italiana ne comprende 2109 di NetBlock.</text:p>
      <text:p text:style-name="Text_20_body">Fortunatamente c’è chi tiene queste liste disponibili ed aggiornate: se andate a <text:a xlink:type="simple" xlink:href="http://www.ipdeny.com/ipblocks/data/countries/" text:style-name="Internet_20_link" text:visited-style-name="Visited_20_Internet_20_Link">questo URL</text:a> troverete una pagina con link specifici per ogni singolo paese.</text:p>
      <text:p text:style-name="P13">Quindi le liste sono pubbliche e scaricabili. Forse cercando in giro esiste qualche tipo di database anche, oppure se ne può generare uno, ma non è il focus della questione che ho preso in esame per cui al momento mi sta bene così.</text:p>
      <text:p text:style-name="P3">Trovato questo, e cercando un po' in giro idee su come sfruttare queste liste, ho trovato uno script in bash, purtroppo non è specificato se il sorgente sia in licenza open, ma visto che <text:span text:style-name="T6">da dove l’ha copiato era in GPL direi di si</text:span>, per cui l’ho scaricato e sistemato per le mie esigenze. Adesso lo script fondamentalmente fa questo:</text:p>
      <text:p text:style-name="P3"><text:soft-page-break/></text:p>
      <text:list xml:id="list4015185587" text:style-name="L1">
        <text:list-item>
          <text:list>
            <text:list-item>
              <text:p text:style-name="P11">definisce variabile contenente lista dei paesi che vogliamo bloccare;</text:p>
            </text:list-item>
            <text:list-item>
              <text:p text:style-name="P11">definisce variabili che puntano agli eseguibili necessari. (IpTables, wget, etc.);</text:p>
            </text:list-item>
            <text:list-item>
              <text:p text:style-name="P10">definisce altre variabili necessarie per portare a termine il lavoro;</text:p>
            </text:list-item>
            <text:list-item>
              <text:p text:style-name="P10">Crea procedura cleanOldRules() che provvede alla pulizia e reset di eventuali regole già esistenti. (questo verrà utile se vorremo mettere questo script in crontab);</text:p>
            </text:list-item>
            <text:list-item>
              <text:p text:style-name="P10">verifica se esiste già o meno una cartella dove scaricare i file delle zone: se non esiste la crea;</text:p>
            </text:list-item>
            <text:list-item>
              <text:p text:style-name="P10">Crea un ciclo per un totale corrispondente al numero di paesi abbiamo definito al <text:s/>punto uno;</text:p>
              <text:list>
                <text:list-item>
                  <text:p text:style-name="P14">scarica il file di zona per il paese in corso nel ciclo di lavorazione;</text:p>
                </text:list-item>
                <text:list-item>
                  <text:p text:style-name="P14">configura un messaggio specifico per il paese in ciclo di lavorazione;</text:p>
                </text:list-item>
                <text:list-item>
                  <text:p text:style-name="P14">crea un ciclo pari al numero di NetBloc<text:span text:style-name="T8">k</text:span> presenti nel file di zona del paese in lavorazione;</text:p>
                  <text:list>
                    <text:list-item>
                      <text:p text:style-name="P14">aggiunge una regola con il messaggio specifico per il NetBloc<text:span text:style-name="T8">k</text:span> in esame;</text:p>
                    </text:list-item>
                    <text:list-item>
                      <text:p text:style-name="P14">aggiunge una regola per <text:s/>bloccare il NetBloc<text:span text:style-name="T8">k</text:span> in esame</text:p>
                    </text:list-item>
                  </text:list>
                </text:list-item>
                <text:list-item>
                  <text:p text:style-name="P14">termina ciclo pari al numero di NetBloc<text:span text:style-name="T8">k</text:span> presenti nel file di zona del paese in lavorazione;</text:p>
                </text:list-item>
              </text:list>
            </text:list-item>
            <text:list-item>
              <text:p text:style-name="P14">termina <text:span text:style-name="T4">ciclo per un totale corrispondente al numero di paesi abbiamo definito al <text:s/>punto uno;</text:span></text:p>
            </text:list-item>
            <text:list-item>
              <text:p text:style-name="P14">blocca tutto il resto;</text:p>
            </text:list-item>
          </text:list>
        </text:list-item>
        <text:list-item>
          <text:p text:style-name="P14"><text:soft-page-break/>se configurato per farlo carica nostre regola precedentemente salvate nel file che configuriamo all’interno dello script.</text:p>
        </text:list-item>
      </text:list>
      <text:p text:style-name="P6">Questo il sorgente modificato:</text:p>
      <text:p text:style-name="P6"/>
      <text:p text:style-name="P9">#!/bin/bash</text:p>
      <text:p text:style-name="P9">### <text:span text:style-name="T5">Blocca tutto il traffico da</text:span> AFGHANISTAN (af) <text:span text:style-name="T5">e</text:span> CHINA (CN). <text:s/><text:span text:style-name="T5">Si unis</text:span><text:span text:style-name="T8">co</text:span><text:span text:style-name="T5">no i codici ISO</text:span>###</text:p>
      <text:p text:style-name="P9"/>
      <text:p text:style-name="P9">ISO="af cn" </text:p>
      <text:p text:style-name="P9"><text:s/></text:p>
      <text:p text:style-name="P9">### <text:span text:style-name="T5">Definizione</text:span> PATH ###</text:p>
      <text:p text:style-name="P9">IPT=/sbin/iptables</text:p>
      <text:p text:style-name="P9">WGET=/usr/bin/wget</text:p>
      <text:p text:style-name="P9">EGREP=/bin/egrep</text:p>
      <text:p text:style-name="P9"><text:s/></text:p>
      <text:p text:style-name="P9">### <text:span text:style-name="T5">Non editare da qui in giù se non sapete cosa state facendo</text:span> ###</text:p>
      <text:p text:style-name="P9">SPAMLIST="countrydrop"</text:p>
      <text:p text:style-name="P9">ZONEROOT="/root/iptables"</text:p>
      <text:p text:style-name="P9">DLROOT="http://www.ipdeny.com/ipblocks/data/countries"</text:p>
      <text:p text:style-name="P9"><text:s/></text:p>
      <text:p text:style-name="P9">cleanOldRules(){</text:p>
      <text:p text:style-name="P9">$IPT -F</text:p>
      <text:p text:style-name="P9">$IPT -X</text:p>
      <text:p text:style-name="P9">$IPT -t nat -F</text:p>
      <text:p text:style-name="P9">$IPT -t nat -X</text:p>
      <text:p text:style-name="P9">$IPT -t mangle -F</text:p>
      <text:p text:style-name="P9">$IPT -t mangle -X</text:p>
      <text:p text:style-name="P9">$IPT -P INPUT ACCEPT</text:p>
      <text:p text:style-name="P9">$IPT -P OUTPUT ACCEPT</text:p>
      <text:p text:style-name="P9">$IPT -P FORWARD ACCEPT</text:p>
      <text:p text:style-name="P9"><text:soft-page-break/>}</text:p>
      <text:p text:style-name="P9"><text:s/></text:p>
      <text:p text:style-name="P9"># <text:span text:style-name="T5">verifica cartella per le zone da scaricare, se non esiste creala</text:span></text:p>
      <text:p text:style-name="P9">[ ! -d $ZONEROOT ] &amp;&amp; /bin/mkdir -p $ZONEROOT</text:p>
      <text:p text:style-name="P9"><text:s/></text:p>
      <text:p text:style-name="P9"># <text:span text:style-name="T5">Pulizia regole in corso</text:span></text:p>
      <text:p text:style-name="P9">cleanOldRules</text:p>
      <text:p text:style-name="P9"><text:s/></text:p>
      <text:p text:style-name="P9"># <text:span text:style-name="T5">crea una nuova lista </text:span>iptable</text:p>
      <text:p text:style-name="P9">$IPT -N $SPAMLIST</text:p>
      <text:p text:style-name="P9"><text:s/></text:p>
      <text:p text:style-name="P9">for c <text:s/>in $ISO</text:p>
      <text:p text:style-name="P9">do</text:p>
      <text:p text:style-name="P9"><text:s text:c="4"/># <text:span text:style-name="T5">file di zona</text:span></text:p>
      <text:p text:style-name="P9"><text:s text:c="4"/>tDB=$ZONEROOT/$c.zone</text:p>
      <text:p text:style-name="P9"><text:s/></text:p>
      <text:p text:style-name="P9"><text:s text:c="4"/># <text:span text:style-name="T5">scarica file di zona <text:s/>aggiornato</text:span></text:p>
      <text:p text:style-name="P9"><text:s text:c="4"/>$WGET -O $tDB $DLROOT/$c.zone</text:p>
      <text:p text:style-name="P9"><text:s/></text:p>
      <text:p text:style-name="P9"><text:tab/># <text:span text:style-name="T5">messaggio specifico per codice di zona per il log</text:span></text:p>
      <text:p text:style-name="P9"><text:tab/>SPAMDROPMSG="$c Country Drop"</text:p>
      <text:p text:style-name="P9"><text:s/></text:p>
      <text:p text:style-name="P9"><text:tab/># <text:span text:style-name="T5">carica</text:span></text:p>
      <text:p text:style-name="P9"><text:tab/>BADIPS=$(egrep -v "^#|^$" $tDB)</text:p>
      <text:p text:style-name="P9"><text:tab/>for ipblock in $BADIPS</text:p>
      <text:p text:style-name="P9"><text:tab/>do</text:p>
      <text:p text:style-name="P9"><text:tab/> <text:s text:c="2"/>$IPT -A $SPAMLIST -s $ipblock -j LOG --log-prefix "$SPAMDROPMSG"</text:p>
      <text:p text:style-name="P9"><text:tab/> <text:s text:c="2"/>$IPT -A $SPAMLIST -s $ipblock -j DROP</text:p>
      <text:p text:style-name="P9"><text:tab/>done</text:p>
      <text:p text:style-name="P9">done</text:p>
      <text:p text:style-name="P9"><text:s/></text:p>
      <text:p text:style-name="P9"><text:soft-page-break/># Drop <text:span text:style-name="T5">tutto</text:span></text:p>
      <text:p text:style-name="P9">$IPT -I INPUT -j $SPAMLIST</text:p>
      <text:p text:style-name="P9">$IPT -I OUTPUT -j $SPAMLIST</text:p>
      <text:p text:style-name="P9">$IPT -I FORWARD -j $SPAMLIST</text:p>
      <text:p text:style-name="P9"><text:s/></text:p>
      <text:p text:style-name="P9"># <text:span text:style-name="T5">Puoi caricare un tuo eventuale scrip</text:span><text:span text:style-name="T9">t</text:span><text:span text:style-name="T5"> con regole da aggiungere al blocco per paese</text:span></text:p>
      <text:p text:style-name="P9"># /<text:span text:style-name="T5">path/al/tuo/file</text:span>/iptables.sh</text:p>
      <text:p text:style-name="P9"><text:s/></text:p>
      <text:p text:style-name="P9">exit 0</text:p>
      <text:p text:style-name="P1"/>
      <text:p text:style-name="P7">Chiaramente puoi metterci molto poco o molto tempo a caricare le regole per blocco paese, a seconda di quali e quanti paesi bloccate e dalla potenza del vostro server. Per questo consiglio di caricare questo script per farlo eseguire magari settimanalmente nei giorni in cui il server e meno carico, tipo il sabato o la domenica, e farlo eseguire allora. Tipo:</text:p>
      <text:p text:style-name="P16">@weekly /path/al/tuo/script.blocca.paesi.iptables.sh</text:p>
      <text:p text:style-name="P8">Questo va considerato perché comunque le liste sono continuamente aggiornate. Almeno per ora va così: vedremo che succederà una volta che la gestione dell’ICANN passerà di mano dallo stato americano ai privati. Ma per allora troveremo un’altra soluzione.</text:p>
      <text:p text:style-name="P8">Credo, appena ne avrò voglia proverò a farne una versione in <text:span text:style-name="T8">P</text:span>ython, o generando un db così da velocizzare la procedura di aggiornamento delle liste.</text:p>
      <text:p text:style-name="P8">Buon divertimento</text:p>
      <text:p text:style-name="Text_20_body"><text:bookmark-end text:name="__DdeLink__5_681219361"/>Sequenza di utilizzo:</text:p>
      <text:list xml:id="list3458985640" text:style-name="L2">
        <text:list-item>
          <text:p text:style-name="P17">Periodicamente rigenerare il database con ScaricaZone.py</text:p>
        </text:list-item>
        <text:list-item>
          <text:p text:style-name="P17">Creare blocco per paese interessato con GeneraBlocco.py</text:p>
        </text:list-item>
        <text:list-item>
          <text:p text:style-name="P18">Caricare il blocco con il comando CaricaBlocco.py </text:p>
        </text:list-item>
      </text:list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Cousine for Powerline" svg:font-family="'Cousine for Powerlin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/>
    <style:font-face style:name="Open Sans1" svg:font-family="'Open Sans'" style:font-family-generic="swiss" style:font-pitch="variable"/>
    <style:font-face style:name="OpenSymbol" svg:font-family="OpenSymbol" style:font-charset="x-symbol"/>
    <style:font-face style:name="TlwgTypewriter" svg:font-family="TlwgTypewriter" style:font-family-generic="modern" style:font-pitch="variable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.3cm" style:contextual-spacing="false" fo:line-height="130%" fo:text-align="justify" style:justify-single-word="false"/>
      <style:text-properties style:font-name="Open Sans1" fo:font-family="'Open Sans'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101cm" style:contextual-spacing="false" fo:line-height="110%" fo:text-indent="0cm" style:auto-text-indent="false"/>
      <style:text-properties style:font-name="TlwgTypewriter" fo:font-family="TlwgTypewriter" style:font-family-generic="modern" style:font-pitch="variabl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3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6-09-29T16:06:40.378015266</meta:creation-date>
    <dc:title>Personale</dc:title>
    <meta:editing-duration>PT2H2M25S</meta:editing-duration>
    <meta:editing-cycles>6</meta:editing-cycles>
    <meta:generator>LibreOffice/7.3.4.2$MacOSX_AARCH64 LibreOffice_project/728fec16bd5f605073805c3c9e7c4212a0120dc5</meta:generator>
    <dc:date>2022-07-19T11:32:17.355708849</dc:date>
    <dc:creator>Joseph Curto</dc:creator>
    <meta:document-statistic meta:table-count="0" meta:image-count="0" meta:object-count="0" meta:page-count="5" meta:paragraph-count="102" meta:word-count="899" meta:character-count="5487" meta:non-whitespace-character-count="4648"/>
    <meta:template xlink:type="simple" xlink:actuate="onRequest" xlink:title="Personale" xlink:href="../../.config/libreoffice/4/user/template/Personale.ott" meta:date="2016-09-29T16:06:32.317744827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d50000003c0073007a005900410014008600ea0039002f0050006300b700db">
    <SignedInfo>
      <CanonicalizationMethod Algorithm="http://www.w3.org/TR/2001/REC-xml-c14n-20010315"/>
      <SignatureMethod Algorithm="http://www.w3.org/2001/04/xmldsig-more#rsa-sha512"/>
      <Reference URI="Thumbnails/thumbnail.png">
        <DigestMethod Algorithm="http://www.w3.org/2001/04/xmlenc#sha512"/>
        <DigestValue>5lhtXRQqHpNGmY58hfEEQStcmWx4Z8QcxHirB2sh9qIho5fkpW+JI562sSUOYMLM
nqamQ9M+kQIUr5en+JYojA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kR3g/SzeFEu5PZ9i56sFh2Yu6dDIRGGnF+YZmUvR2MXo19e3EsUVaBvQh7qIzSmd
YFbTe/uxpHJ/kN3QnrnuuQ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dV9ueXRGa8kS4DajHKy+LSrcDVF04MJ+kj3qPewkmV1z4FtuQ18BZyCQYoGzUC/Q
o+lbQGOaVYetkmIcxLUOcg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gBFb+Xu+MbpJwiqN/kF7PJwxAb8N/sCUDI6mKD55tRDw27uybWHgOPP2jMi/bufP
vKdUK9c4WY8wxArPK6PvbA==</DigestValue>
      </Reference>
      <Reference URI="Configurations2/accelerator/current.xml">
        <DigestMethod Algorithm="http://www.w3.org/2001/04/xmlenc#sha512"/>
        <DigestValue>z4PhNX7vuL3xVChQ1m2AB9Yg5AULVxXcg/SpIdNs6c5H0NE8XYXysP+DGNKHfuwv
Y7kxvUdBeoGlODJ6+SfaPg==</DigestValue>
      </Reference>
      <Reference URI="manifest.rdf">
        <DigestMethod Algorithm="http://www.w3.org/2001/04/xmlenc#sha512"/>
        <DigestValue>6iP77BBEQ4K42qdmBZzh+p1tjUaik95dYnaKfZjNJxZbSuLNMU/g8YhI5BigEk+C
KyA8FgiOvLpZfnw5zW/q8A==</DigestValue>
      </Reference>
      <Reference URI="mimetype">
        <DigestMethod Algorithm="http://www.w3.org/2001/04/xmlenc#sha512"/>
        <DigestValue>aEX/NyyN4g5kkBcTtd2wXjoqbrHYzro/tZcyjOOBsmGx4XMfKx5/QE94JnhEj1QI
7BJF5vX2ft3NT/Kxsm0xFg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wGhgV6glma3C9Raqmw8ZlCPVdhEYULA6Zh2T+oAp4JRkR4pqmNHT4vnTn8wa5zxj
lj2sIWvx90v+ry59uuiDzQ==</DigestValue>
      </Reference>
      <Reference URI="META-INF/manifest.xml">
        <Transforms>
          <Transform Algorithm="http://www.w3.org/TR/2001/REC-xml-c14n-20010315"/>
        </Transforms>
        <DigestMethod Algorithm="http://www.w3.org/2001/04/xmlenc#sha512"/>
        <DigestValue>cRbwsPnbtMS5z4+6vE/skMNryDgob4lm1mpbBrhOvOAW0XLSTve8bG6vxNmmVssW
YeBAIge+M3mpX44gEKrQ2A==</DigestValue>
      </Reference>
      <Reference URI="#ID_008f002000fd000a005e004d004a0090008b00c3006a004000b70046005500ae">
        <DigestMethod Algorithm="http://www.w3.org/2001/04/xmlenc#sha512"/>
        <DigestValue>avkqgCs/RVBfVs9tFe64h74lq5PTojQN75fB4WwWIEfRFRUmX7WEKhXd3PEafIha
9dkQpJEyAIGRZJbjnsWnpQ==</DigestValue>
      </Reference>
      <Reference URI="#idSignedProperties_ID_00d50000003c0073007a005900410014008600ea0039002f0050006300b700db" Type="http://uri.etsi.org/01903#SignedProperties">
        <DigestMethod Algorithm="http://www.w3.org/2001/04/xmlenc#sha512"/>
        <DigestValue>K9YoJjAxar28MjsmA/o8eSryFNp1jP1WEbUSbZwY+xbyE8EaGKJc5+3I9sWRBHet
Yp3oDs1EhGMaUJJBE5Fsvw==</DigestValue>
      </Reference>
    </SignedInfo>
    <SignatureValue>iQIzBAABCAAdFiEETqwa9mho6Bd8GXK7r6g97BVIoaUFAmLWejAACgkQr6g97BVIoaWxDBAAhKHHMrU
gxnZRe1IUZajQBu+jSE+xIwG4zi9gR3RWqGmi7QJYECIh4c9oIRCIN4sDmglbu04aDXw9h6IAAZ2cZF
kSSOjl0JGIdSgVcqlctX4/c6/asfLJ2Zqu1AzO8t6IFP80cVxXnJ2EQNqzUI2ly+IS8yhcKa/Mtdd6v
hbhTmI25s16fFWhRsGkT6J/2ZBHIECZa5llqSx2s3mcoYf1Ber/Ozzqaui/r8yN5/u4C7fiod74LYEs
+F753UJcqp+m7KPyaMzeRFOhCWgEiQDgEXYq8k9SfUX+YHJFnti46YdnlzN9qdsxMmU/vMLDseFjplF
pwMsFxqGmwusclX5FqvYO0wZ3BsicyXkgIsLvhqZS4YNQw/ekTImmk/NWEbpk5SUtPOywLp4Y0xOevH
EcJW/YYWi4i6YoqtnfySXLYLo4X1kcTw97T9rSHTyXcV33XqboKqPOnd4t6Pban1z3eF1aPE9OAeo8+
EhOQlMuqBIra4yDNp/z+Uq858/ZQGGN6XCaHbpsTGLMKdFbVXM72PvNtYIkaJJdyTjlGpvZkhOKykn5
/k3TyM2DdapD4KYlgx/FFvE67fRWyAWY5iAHnjEyeF5BE8JbYupywiAHtuHJX6Y1cn4LF9lnIquAHYV
/MFxCkoUQv7Og+jywYGs0Xt9mKhWgm+yQTO3n2BgsbGg=</SignatureValue>
    <KeyInfo>
      <PGPData xmlns:loext="urn:org:documentfoundation:names:experimental:office:xmlns:loext:1.0">
        <PGPKeyID>OEUyQ0RCMjFBNTVDQTE2MjI5Qzk1RkRFNjlFOUM4RENGQTRFMDE5QwA=</PGPKeyID>
        <PGPKeyPacket>mQINBFIGEwoBEADLLVqzLA+0VV1kLoqizncr0cyvZnYqwz8JW80m3reF8Z7Kh+myX/Sli+zwDSYP9uPlUX3La9OkwRpkz+cNFM3YDOomCXuqkL3kf5ScRxAWDwA1VsLhlRItpbPBZgLu8VD5Du8D3WqXZS7sE2bxqbXfd1GsjR2hJJ/FtB/K4zdvC3BwgQeAgGYF/1vojvPkSPmaVLk9fNeFp2RH5yCk3o+yELlBjS9WORDeBEyzCp3GPYWdq3p1FUKgChsw70CJTpZ5qkge6Ooy4C6Yhvpz34gH7LkDks2cx5zQgpVpjzvsWj2NWUCZHBnbi68pBEI33G2hEM1OFV3ahZ7imZgt2fTV+k13ZbIoutXLaUeSNeeoAAaqyOCcMHkVH5z+t46cy3qP10a1rq+vvVDtIfBq7WRTvzuq3bG5EXRTtjp0/SsZ6KkiVaM6//LCI6e4EUCuG10xGnqDz/8VKZHYuzLGQ3gjHR3mX0ZAgiInfEYieaS386EaIYZfNnTUEsu5VdD9R3WDf2kJVAVwIw+H3ZHSR0B2wszR6pDLFdpePJu6w1SBkCAOFK4PmEiUjwcw9lgUZ6FaFW2Jsd8O67Wes/hHEq9IZLt627sD9BEjT3DY6QvjDQNnWHXoCQLrmQBIaAhX0ARWGCMZob2swVfftBHDSJIwQHmNVokHH4pbjQ3i7y+EzwARAQABtDFMYXZvcm8gKEdpdXNlcHBlIEN1cnRvIExhdm9ybykgPGpjdXJ0b0Bqb2UudnIuaXQ+iQJpBBMBCABTAhsvBwsJCAcDAgEGFQgCCQoLBBYCAwECHgECF4AWIQSOLNshpVyhYinJX95p6cjc+k4BnAUCYp8LcRgYaGtwczovL2tleXMub3BlbnBncC5vcmcACgkQaenI3PpOAZz8yBAAs/SA0qngnSi35kAtSWCCUJ5iQO8OdsRqeKss5GP9Oef084r+I671CakTqn1l1p3TQyUAKHppI/kHJyRq2ERvuv1cHK1Qy4uAnqiVbWlKCWlMwL6XuKAFA7V7S459tUOsjw+QfqxdI7JUri7wduZF4lRge3+j+Eui+mwXS3BlL9JW8ZBnEVTrdpm8GyJapL6F3Oo4n9KI2NQjKpgLuslr9kTnY6b5GwY1hAtutiaoyvoFhX1TROsJfDh3DP0VeoajKTUOg2cmFPWW3j1mJ5G+Ax1CY/ga51Lsi7ENDVIP/PWaM4MQ6MY7qH0m0DwaxzZwQhsN30n92UXO5BAsFy7haquj5yxFYKRmNGsQKHin1bE+J++q/A6tJf3jLv+iOly6TR4z0mMRiL7bTlVvjs/PIDyUcLidJpPbuZSaLI8/VON4dALxguCmQwPXAniWJB9d5BAZNHHQqRdup0KZf895ABMGjAM6eXl4oPBbvyyciF0wZLq9dPumPwFCr153KIFHErmI6hTHftbxg3m/dto9HBEKWbWcmUI4uZjeAkeh+bBLABjq4kXEL5n/rdFM4yvR7PBzw34FphpD/tCvQ8kmN8QE4hxkGwzOXxi9pQngf8YyrcBoj/A0qz0MwporAdJeNcHjyaNlmch8ehY0EivgbZ/M3luXuShu2D9MHpHtvqjR12nXZwEQAAEBAAAAAAAAAAAAAAAA/9j/4AAQSkZJRgABAQEASABIAAD/4QAWRXhpZgAATU0AKgAAAAgAAAAAAAD//gATQ3JlYXRlZCB3aXRoIEdJTVD/2wBDAAUDBAQEAwUEBAQFBQUGBwwIBwcHBw8LCwkMEQ8SEhEPERETFhwXExQaFRERGCEYGh0dHx8fExciJCIeJBweHx7/2wBDAQUFBQcGBw4ICA4eFBEUHh4eHh4eHh4eHh4eHh4eHh4eHh4eHh4eHh4eHh4eHh4eHh4eHh4eHh4eHh4eHh4eHh7/wAARCADIAKUDASIAAhEBAxEB/8QAHAAAAQQDAQAAAAAAAAAAAAAAAAQFBgcBAgMI/8QAPxAAAgEDAgMFBgQDBgYDAAAAAQIDAAQRBSEGEjETIkFRYQcUcYGRoTJCscEVI1IIJGJy0fAWM0NUwuFjkvH/xAAaAQACAwEBAAAAAAAAAAAAAAAAAQIDBAUG/8QAKREAAgICAwABBAAHAQAAAAAAAAECAwQREiExBRMUQVEVIjJhYnGBsf/aAAwDAQACEQMRAD8A9l0UUUAFFFFABRRRQAUUUUAFFJ76+tLGIyXdzFAmM5dsUwXXG+kRSFIO1uMfmRdvvUXJL0aTfhJ6Khb+0GzRsGzbHpKP9KUQceaM3L7wJoAfzEcw+1LnEfCX6JZRSXTdRsdRh7axuop08SjZx8fKlVTT2RCiiigAooooAKKKKACiiigAooooAKKKKACiiigApi4o1x9OUWlhAbm/kHdQDIQf1Nj9KddSu47KykuZMYQbDzPgKpr2l8dJosMtlZyc19Oea4mU75/pHoOlVWT4otqrc3pCTibVLSzupJtf1Jru8K5MaN09PT4VXGtceTGaSPT4Ozj8CTvmo3qN9Nf3LzOxLOckk7muMdvzsOYbH0rBK7s7VWBpbYuHFetFs9ry/AZxTpp/GdwoSO7i7VR1I2NMwtAqYxnA6+dcGtwcNgZqP1Wi77OMl4WpwtxCGv0vNDvZba4UZMTtkN6HzFXpwdxHFrtoVkT3e+hAE8B6j1HpXjqzuLixukngdkdTkFfA1cXC/Fst7Yx63bgJqunFe3RdhPETgnFaKb9nOy8J19o9BUUk0a/h1TS7e/tzmOdAw9PSldbU9nLCiiimAUUUUAFFFFABRRRQAUUUUAFFFFAEI9qWqmxjtIQwBPNIR8BtXlPW9Rm1XU5Z5WySxq9vbnfg6pcRByDFblB8eXP7155jAaVyNgSa5mTLbO18bBeiu2iXOASTTrbW4I5mB6+dN9oArE/enuykbGRjlHhjrWVI7cnpdALZmXAAA8T50lltuRzjBB86d+3UABAoJ8hSC6ZuZg3XrUpJEISfg1yoMkEY9KcuD7yW01uEK2Fc8rjPVTsR9KSynJI5cYrnZv2F9FIPysDUYvTI3xUoNHpz2KaitzoV1ZB+b3WchfQHqPqDU+qmfYddiPXpYRstzCdseI3zVzV2KZbieTtWpMKKKKtKwooooAKKKKACiiigAooooAK0lljiAMjqgJwOY4yfKt6qj+0va30vCdld2pbsra55pQrYOSMKf1+tQslwi5F2PT9a1V71sh3th7Q65q0k2ezjl5R8x/pVJq8MMv8AOdVUk4361NL3UZ77gS7nu55JrlrpI3d2JbAXbPyxVZX7AXWbt2SFRkb4yK50tTezr0KVKa/KJRBqFh0NzGvhuafrKW2kjUJLHID4q3Sqzu9Z0mMpbDR55pHAKSEkKwz13O/yp0kV9OWR4okt5ICOYJKWzv8AMfek60ls0RyJTeix1tY8BzIceWaQX19ptvGRJcImM7Gm2LXQbNRk5xmo5cQyXsYaURM07ZDyZ5EGehIFQjpvRdPlFbJCdUsJcmKUSf5RmtYngmxNE6kZ73nUEsNVmHPby6BHGsQ5mkiblcDPh0z8s08aLdRvOJ4Hk5SNw9SnWomaN8pl9ezTV9N0TV7PUtTu0t7ZYJGZmySSBjAA6k5FXnwzruncRaUupaXK0tuzFMspUgjqCDXlC6b3jRbFI/xRFiRj0GP1q9v7O7Tf8HXCvkoLolSfMouf2rRj2vkoGPJxF9B37/OizKKKK3HJCiiigAooooAKKKKACiiigApi4/0n+N8HanpoGXlgJj/zr3l+4FPtFJra0yUJOElJeo8YW6wXYvNNSUoJFR+VtsOOYH7YqEXtm15yjc8nhVu+0Wxh0b2g6jZ26dmkIYxd3wZllHyAyPlVbRqY7l/LmIB+dciScP8Ah6VWK6xy109DbBbqsiPJytybLzY2HjiumsSTyW6wg8sBbIXzPgaeUtI2IYKOua5a5DbQxxrHl5Dt02BoUpMvlXFLYi0u0aWyYYJwMZFZ083ESvAJW5QfwbHr1IzTxwlatPE0ZwO4Sa528Qt9UZJY+dCf9/pUe0OTUktjZc2xmfmDc5AxjlINb2VitvjbBbBIqQPBApJiAKncbdKbShe4x03GahKTYpKKRJbiUwXCWVtCZDyKScZ5RXqPgTRk4f4SstOIAkSMPMfOQ7t99vlVAezawutW43022SBpIkIkuTjZUGTufDfFX1dPeaWq3U7tcyAkEdcJ51tx0otyONn3t1wq/wCj/wA7BlUjIbxrpXO2mW4t450/C6hh866VvRygooopgFFFFABRSE6tYBC5n2HXunNYXWdNYZFyP/qajyQC+ikP8W0//uB9DWv8a00MVe5CEeYNNST8AcKKQfxnTP8AvI/vW8eq6fJIsaXUbMxwB5mmLZHvaLwfpPEWkXc81hFJqUds4tp9wwPKcDbqPQ5615BuYzFf3Ns2Q0bkb/GvdZrxv7WdK/g/tJ1GJFKRSSNyj6fsQfnWPKgvUdP4+x8+LGWzzkDOSaR65KhXuIWKbnB6etYMsqpI8RAdcAZ6bmml717efNxG6uR+Mbg/DFZKo7fZ1br5JcYoX6DrjaUXMueVxkea5P4T5isjV2n1X3hkAi/q8fp9aQXMmnXrDmPIVjwndAyQcgAVzeSNIQsUEhmOBnHd/WruEShu9a6JetxBNHmPbPlSe2HaXqRgZLyAfemrRre5hmElzIO4mcIdunjT1w7k61ayHZVbtCfIjp98Vm4rl0Wytcoba0z1xwVYQ6bpFnZqqIVtIn7oxliveJ896ddNjeRJ2ucSF3K5xsVpo1uOZY7K+trpEVAsQj/qJwKdblLi30R1BaSZFJ/l7FjnwrpR988POPvs4aXqiPqJ0vkUGNTgqemD0p4BB6GmXRNNsueLVYo3jmdTzKTnc9c00T3V1p2s6iqyyIijtFyMhs7gCpKbiuyJMa5zXEMJAlkVSRkA+NINC1ePVrP3iGN1APK3NsQaxqV2lrO/bQl1aPubZqTn1tAb3l9IjjsjHykdSaKiiXMpLdsec5OAPyiisbve+2I6y3KrBgRczHYZqM6/xTFpOq2VmkKyu6MZosgMD+U5Ph1pzmvowAqjLVWXtnvbiA6feWsM/vIdo+6mQUYb1mybWq9xZ3Pgseq/LVdq2mn/AOFx2mpWlxBFdCHCOAR60re/09mx7mNvHFVh7MNbe80qOzZWhktQBJHK/MfiD+3hU47ZCGBKgeed6uoytwUtGL5LAeLkTq/C8/1+Bx/immjY2YOPSldtq+mNLGq2fI3MAG5em/Wo177awoXCNKemBTnBrWi29vCt3ZTCZ98AE/vWuORF9GDhom3wrzF/aetkj415wvemgSUEDcMBy/Q4xXoGPV2kVWh5RGegbrVFf2pUeW90u/KqC8RiOOndOf8AyqF9kXHRoxJr6qRSj3EluX7VAVkGFJAIJFaX394t1mMRZeXfHUGu+qlLnh647P8A5iDunrimXh7WRBE0VwF7rAY6nH+xWVRbW0dh28JabHvTrq1jhUc3PyjIUxZI9K1iljuboPBHJKDvzsOUKK6nULAIHa3hJkPLn1NdP4pboqQxhdl3VAMCpNNrwtlkSfTkgkuRzFVOSwwP9/WnXh/PaIxABeVVO++AQf1xTHYxdpcSTOAiRjKrjxNOejTtHPA7EnDggmq2uPRSm5o9Wca3thBZWz2s0ckkJGIlOxPnTjwnxZa6pZyNeyxW1xG5DRlvDwNVjqt2WK3hiBhwGY56g9DS/Tr/AE2G8inMJEcsfK7AbA1oV2nvw4ck10yxdQ1jRBJ20d8e3jO3ZMcE+o6GnSO8027j5hPbyADfLDIqoOJL63mtonslUAS4JXqRTlYTwJbmRgH5xgZPjQslb7IskGo3EGnyl9HmBQMFCK2eZvH6Vx4jvZJtOMkl4BPI3KI16ikWmRRSzTGIqCi90+GaRLL2l4yTAI0fRmGM1Bz2NtLo5adqU9t2qyMWJbqRRTLeiUXTu8o5XOV3wKKgpC0h2YXDt3AAoxjzNQ72yafPqGnWtxeXVxaxWxOFiHMGPmR/78asRYpJFURxAHORjxpn9oklq9l7o3OxcASRrgsd9wM9KxZVkY1Nzejq/E5H2+SrX4vf9FK+zbWbTSdSeeO6upY4wc4Ul5D5HwqxeC+J4Ne1++YieGYoqckgAOB6VC+Ib59J1Xs9O0+BbTlzK3u/eCk75P71YPAd5w/Dpoe3sbqdbl9p5F/Efielc6mx/U1F+dnpc753Gy6LHKD21xT6H5Y7mCYbFw/RQN6xqUGoNNFOjvy9CCvSm5OJCVXsImYRTsnLIpDqR4DzFN+uce29rFb291eKbiR+RYoWDsx8jvt+1dOm2dsuMIHg2n5oldhrlkGNo18HvIwOeEDcA9DVe+3jUI9U0O0eIP8AyLl4+YjAbYZ5fMZGM+YNQzinj67DXgsUjtpI5WScIO8wB2yeuMVFjxbNremLBNLzlDgrnp610ZU2Rg3PTNuKofVT8ErJKil4ySjDDLSI2dnPcYdVi7hGfEZ26fepDp8aXMeCeVvM+PxrhqemzRnLQqy/b61TGejrWY/LwQWXD+mER808rNkZOcLjPr0pf2Gl2XMIF5jj85+nWksUdupIdJ4W8g5xXWC3RpFMcPOPFmNTdpSsV76QpiE14QpXkiByzdM0oZezePlGADt60st4VSPmZlY9cDoKhHG/GFtZrJZ6bIs1ych5V3WP4eZqqMZWy1E0vhjw5TZLtZ9pNzbahb2NvMGSD8YO4b/D8KsXhX2i6VNLbWF3ZxQC4THOGyqSHOAQdwDjr5j1ryTZ3jm67aZ2KqeZj4n0+NPlnrU7Wlxec2HM8Qj9OUk/uK6jog4qLR5+yXOTkeqIYbhHbsB26cxZOzcEb+nX7Uri1C7a2kgaF4nhXL822Kq/RNba6WzvYpSnbDEoDf8AUHU/PY/WpzZa1fEiIXJKAfgk7yn452rHP4/f9MgTX5J7wlrFwdDiMqL2zr1xvWLmX3mRZ5U2jBwx6D5VGbHicWESm4e3UhsZ5AAB5bVWntD9s95davNY6DKllYQMI2lSJZJriT+lA2VA8zg4260/tLf2JtN70WlqTJJPzmQBegytFV9ontKt7OySLiO6tVu+UEJNlpVX/EIowB9BRVbwbSXKJamq8SGLTYrex1nTC6jPfvIlCnx6NVa+0jie/wCF7SDVbyZr5mfLJa8rhQR1LHb5VSOm8PQ8OLHqGr3i217IqvaRtFzdmM552yCAT4Drvnbaumrca63NBJFqUkOqWrbdtEe+o9QevzHzqtfFU3tWWbf9id6inx14WpwXecOccWV5fLxJfZXPvFi8IhdR/nBYFfgPpTnBxVwlpuqQ6DZS3Vi06ckUskpe1LHYbE7fH9K836NrA0fWku9PdoY5cq/ISBg+nUH0yaX8UXovrOK8inLurlXB6q/n88fatteBjVr+WCKV0eqdYMllpr3t9ez2/ImD2Ddmr42GTneqJS5Gp8be/Q5SFplLJ4cwPX501rxbr+v6LY6TLM8hVQjuR3nxjGT404wWcmmLC0gwxIPrWpJRWkNEf4v1W6sOILu4hUNHIR2sbDY+H7VFZdTeKcXenyvEc5MZO4P7in7X7mKXVriTIZCxV/Konfwxo5kt2Jjzup6ipMRMtC9ob2wC3lksmOrRtyn6Gpba+0/h94uWaG+jbz7NSPsapXYjOCRW68uNnx8aoljVv8GuGddBa2XLL7QuFmUl47pj4csIBP3pm1D2lQKSNN0onye4f/xH+tVqOX+tfrWy8v8AV+9CxK0OXyFz86H/AFvi/XNWUxXF40cB/wClCORfn4n51H3ckb1sxVVznOK5K3OS5/COlXKMYrSMkpym9yezZ3IUIOlOkGfdLW3U7sxcj4n/AEFM4y708WbD3xMnaNABQInPC2rtZyNaSE8pw6b9GH/rNT+DiGC5tecO2UX+Zy9cVSk97yzrKmxQ5FcJ9buIb9bi2lZCBysAdjuakgJ1xZxpKLMWNuCTOrSc5bdVBPT1Jz9KhGj3jpILjnYTE4WQDLLk5wv+I+fgKbNWvjd3SyDu8sXIB5df9a5W8hjdmz+EYG/jQJktn4lhsmEEcEbAbnlVW38cswOT5/vRUXhkOCzDJPgB0FFGxEsv+KtTvpJGubi3SaQ5btouYk+pxTLc3dxz/wB4trE56MkYUN8GXFIJ5EkHekHyU1xSZ0BQMGQ9VPQ0iRtfrG+cRGKTxAOQa521w8chYn8WAwPiR41iViRgHbqM+FcCc9diMZoESPTNdk0u1M8QBuGZigPQA+Jp7HERu9In1CeQiWNByp1HN/8AtQF84AzXTt3FoYAe4z8xHwoGO+lOJE/nMSrk8xrN5p8fMWhJMZ8KbtOl5eZS2xpY90sfcc4GNtqAG26t3hY7ZXzpOcDpS2e5QkqMlaRsQWOBSAyrkeFZL58K55wcVgbeNGwMyMWGM/AVucBRGPnXNfxc3gu/zrCk9c7mgBQCFxXXtisj4O/TNIwcuK2J7x+NACrtzzKM7eNJ5Sec1qD3s71u/wCP40AYzkK31rtApcd44HU1wO23gTXeMnAUDOakI6vKudiyL+UDr86K2SPGe6JG/Mc7D0ooA5N3ThlYH12rGY8fhI+ddPeJ+UKJW5fLNaPIQf5saHPpjP0pAaYUjZznyIrjISp3Fdz2bdCVPkdx9a5TArsRQBnGcVqwyNqwm6AfKumwoA1AYb5xWHJY5JJoZvKsb46Uhh41hQWblFZxk9a3XYYUY8z50Aauig4By3jWsmFTA8a6nCiuBOWoAFXufE1nYdKy+2B5Ctc7UACbODR1oU70CgDK9RXU9R6jFcTtvXUjmiyOooA1J3C+tPGg6Fq+spM+l2MlwtuvNKykALnwyTjPp1pptYZry8gtoULTSvyqAOvrV3cP6aNC4fj0+FyjzE8747zE9T+30qm69V+emjHx3c3+iurLQLhbKK5vbG9CTZMJETAMAcEg433oq7HvIIoIIxkFEC949MeAHgKKq+7f6NH8P/yPOKxqRtKM/wCIYrqpljBJTmTx2DCup91UnmV+YeFaHmPftwY8eHNW052zWaKJ4xLGvL/UM9DSU/0PmlSThGPbRDfYkbZ/auc0YIyrBk8D4j0NACZV5WA8M1s29YJAbB2IrPMKQI0wRQQSNqz1rbIApDMBcDets4FYzmtGyKAMSN1rWMZPzrDHIrZNhmgDDNlqD+GtQd62jBkYIilmJwFUZJpACg4NZA2p/wBM4R12+AZbIwo35pmCfY71KdF9nVorhtZ1N3/+K2GPqxqErIokoSfhXAGSFGST0A6mpXw7wDxdrKBrXR5YoW6S3P8AKX477kfAVb/DGm8O6Ieew0aBZAMCVhzP9TT5Jrd26lU7q4wAB0rJZmpdI114UpdsiHBXssbQpWvtU1aE3ZGAkEfNyDxwW8/PFTNLbQrYc8tk13MBs1w/N9ug+lIHnupsFixGNvStCkreBIrHO9ye2b68XitbHI8Q3EXctUhgi8FRQBRTV2DnwNFV82XfTj+jz+l3fbYZ3HqMistcTH/nW8TfAcv6UUV6E82atcRMuETsm8iOYUjkkZW3VcHrgbGiikxieT6+VbqNs0UUhm/Lt1rVgRRRQBiKOaWQRxRvI56Kq5NO9rwpxHdjMWkXIU/mdOQffFFFZ7bXDwuprU/RfD7P9ec4kSGHHXmfOPpmnO19nmEHvmrxJ5iJC360UVUrZMsdUULLfg3hy2OZmuLsg4778oJ+Ap/trS10pFFlp8VvGfzrH+4oopTk9pEoQTTY4RWmpTIrdhFPG264cjPzp6tdBhKq7wKHGPXBoorHOTZ0K64x7HaLTcDZe9XdLADGQQBv8aKKq0ibmzqtoFH6VloUQbDO1FFPSGpMTSRrnYGiiilontn/2YkCaAQTAQgAUgIbLwYLCQgHAwIGFQgCCQoLBBYCAwECHgECF4AWIQSOLNshpVyhYinJX95p6cjc+k4BnAUCYp8LcRgYaGtwczovL2tleXMub3BlbnBncC5vcmcACgkQaenI3PpOAZy4yg/6AgI5zccmnG21ZTy5+QN1WT6oHsm+NlBjqRO/4ckwaLubcJXBIrsbJdX6yXPHmYFLrJmfAPhs0vPkxPTdYDq4W2gIwv/7mq/f+J0VPZGGLGlY3Oic9MT7PHGrB2BWbaTlvmBAfAoTaP0zS1qa3gCiyc2OeTjRNqKNirRle3d4xFUC+N5orYaA6PfURQaJLMIM4yD9H2zZHff8yRHvyMZ/zVaWKTfazG1wqrygA+ycTFMqKHpr7RwSN/E9k0QAr+NFQn3lWThG5g7imfsmJKdswUDEAJdxl33qoWg3QM5TkdZe+LeReVoYQKc7nSd60OlPvEKWDbPdkvLRCKeYZann5FPpaecy+scICQwBxvK/UdKfnBPJQIY4em9DihFazBJGKPz1TV0AsrzhCrsIqb3kNauHHWCtOW+QYhaIjV/wyWhpVghqOmMBBpjfRQZyg5aLalNZAJrRbyFh0Ew07kOvMXiNjNe9Oco1YITc1xJkQWR08oWpRcxmWjLY2q28HIIZvMXXifI8giq7Zq1YZfimhzPHcrREJdMBLT6uFBioyp/ntXSGNa8lp4XiVra548A9Fghrd0d2TBORte6lO4Y5sa0yOZoHD1OFjmmhqLQ7s7GL+QJjyswfKhr8YS1ABki9VwyED3FEIVlXD8hb+Tjmjqj/J07v4JWrS2REmiXbZAe5Ag0EUgYTCgEQAKQGQHvFxcwKGEAN3hkVvIKaJw2/j2ALJY2iiv5EIGAkVMXAWSwONpHEJsPL8LIdzHWSDZSp3oPwz5fGtYqx7UYVTR6Kt2swlXOQQr727ahdqQIB4Kue0dJwOU9y1NNn9/Yj3Nv393WkGXF4ssvXTmjczp5Fh1X4PuPf71ZxjduvlZGloF7+nTRhkt7XZX3aihk4kyJhCjXuNkCV1lenYaA0Ar3gsfJk6z2iZxrRUOzI5FGdBqpUOO2fcJa76KxJBEpLLtUfJdJNtxbe9w0gq/VAOJL6tb0YWQxKLu9K8V2V37zrCyarC5ifagbfF2yFCv9jhz8ofmzwcoCaqgtgSqxdCnHm79F2PuMcEz1JVTi4aMmFoHv8hgGjiIsnibZhhaBUOEPHTcvCAzjI0b7/ZIulLQEf36DIaSNQyGDZGcXxnnXXD6NdpxW318H5QizTciBrAmmxXnRNhGvkccgSYaqjn8g/500Etm/YhZRQmZ41saEgHTln0zcOlmVCQyStWIV0WSaGACvrXAoGnJycdkASa8C9PumF8DK9U1UO9cG3FmiaQ55dQA/STNl9lx8sC+PvNUHRz/q7pkMVrE8FBiJf9QT0rHY5vsVB+AwZnfwyVRm76P6eKJ2I8Rn/kzVw5VStPYl23DDg5cPh67IX7c5jLMETvp2RpFeDVN+99NpBABEBAAGJBFsEGAEIACYCGy4WIQSOLNshpVyhYinJX95p6cjc+k4BnAUCYcxnzgUJE4i7xAIpwV0gBBkBAgAGBQJSBhMKAAoJEK+oPewVSKGlBGIQAI3f57jGuNb+5Sn1GgR61po3HmiNCuKCFYNFxVvmvWRFezWZVMsRbywE6t+tVO8ATkeVu6HWGTiyBo7RSMEBU0PUGq/LscXnxuuuBWJT81MI6fPMGUio/LuT33GViZhl9x8SkaSHoj2izWpxO62dS7UDBoPxNo+RZqnZWIqyU0PmCoOB0sZMnOmGK7F0yZH09NjwkEXdeRrX10ka5qoQcKViRhg17dU33tKR8PIU2ujQOULQBscEP5cBxhus7xmK4vt9OGkcnePku7XbXcyI/p1t8Qc8TzU4y05A5OSjocysqK8sROpAy29kfsxjc8ezbBIC+tFp0X50cVB8VLnWr0WHuTtjMCY9pExJnjaaCEHOfvEN1hCkr18USCQsubaR9cBVSNjmik6E3nb7D+YHIsnpF92WMju1nTmvUSJ/qN5zt6bbLABBsvx7/7rLiwg7KRviIty6umvVQv+JOcByl9/hQfQhhHIyq+UpHjTPdZQR+cd7hxr/7qeXjOuo5VIY0hnBJ+cl0Piqgaxal4g56tlXwVsiAb8wR/g6K+N6nz69dgEy5MxWU9ASwROsABclEu1LfFdv9Xk1YQ+V2HnbPc9U7FGmpDnGIc9jRoMJFZ89Ct+cslo9E+NTBhZDr6aayKobE1xawgFJy3d3KbNdbhq22twexfmJRV85ECnNMjvFCRBp6cjc+k4BnLS4EADCbczcj0pmIOUW7O8rsF2BcA4yxJ5BvN6nhiXQy8IiEgaxqwtnJJWs3JmNgS6APeBlh2WJPBWacZvAAQ8b8KX6GS3S1uNZ99aX86MRquqTpgjyv4ZvwpqhDE4TG3+w6roS3vAkNpyITAkqZ9LMnIG1HeZhS8nQFAHHgd441ZvjE3B2HrCD18PDSl60v36+PJewvBQ5XZObPx8J64ed3UDhkdIR36cEIuJuAn4mcgKHPADUutTJDuZms1m7DiDFMDN1gt2NHl9KMbC2qmoMhbyhGxKeeGRih+ZHsnu+IjFa0bbAdQte0sgtZIArlVgUVdhIlSe+I2RVd9FnQh4uTT/c302Nw/his6hNRULMaZxx9i8u1lQIA3KO+qNmQGxzJzz9TlUTm6U2R8F/M/Yf/keBY/zaI8896vz0uUheUTsknrm87bO2oHk2UWoADIWLQhbXk5MeRwCaR2pjrIWxcyXyByIpOwxH3ywoxcjZT1GrWBf8CqST1gKTUnLY+bnMRHRJS59Lv6Yu4VDKS/vu+MDLq99nduuPXC2u5WwqDQ9aeI8R5daJOLt6BLoAqYUsv6/B6ViXu7pzFi0lf/i14KQ6/fslVbLvWDGQPtVNMPWFkTzONkrzMdGXD+adXYRdrwT60FpNSy/Pe9oI6pqOmNh9SvepvrgfVUKMFM09Ids3ww==</PGPKeyPacket>
        <loext:PGPOwner>Lavoro (Giuseppe Curto Lavoro) &lt;jcurto@joe.vr.it&gt;</loext:PGPOwner>
      </PGPData>
    </KeyInfo>
    <Object>
      <SignatureProperties>
        <SignatureProperty Id="ID_008f002000fd000a005e004d004a0090008b00c3006a004000b70046005500ae" Target="#ID_00d50000003c0073007a005900410014008600ea0039002f0050006300b700db">
          <dc:date xmlns:dc="http://purl.org/dc/elements/1.1/">2022-07-19T11:32:32.478340362</dc:date>
        </SignatureProperty>
      </SignatureProperties>
    </Object>
    <Object xmlns:xd="http://uri.etsi.org/01903/v1.3.2#">
      <xd:QualifyingProperties Target="#ID_00d50000003c0073007a005900410014008600ea0039002f0050006300b700db">
        <xd:SignedProperties Id="idSignedProperties_ID_00d50000003c0073007a005900410014008600ea0039002f0050006300b700db">
          <xd:SignedSignatureProperties>
            <xd:SigningTime>2022-07-19T11:32:32.478340362</xd:SigningTime>
            <xd:SigningCertificate>
              <xd:Cert>
                <xd:CertDigest>
                  <DigestMethod Algorithm="http://www.w3.org/2001/04/xmlenc#sha256"/>
                  <DigestValue>OEUyQ0RCMjFBNTVDQTE2MjI5Qzk1RkRFNjlFOUM4RENGQTRFMDE5Qw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d50000003c0073007a005900410014008600ea0039002f0050006300b700db">
          <xd:UnsignedSignatureProperties>
            <xd:CertificateValues/>
          </xd:UnsignedSignatureProperties>
        </xd:UnsignedProperties>
      </xd:QualifyingProperties>
    </Object>
  </Signature>
</document-signatures>
</file>